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9a0a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officeooo:paragraph-rsid="0009a0a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18224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8c4f9" officeooo:paragraph-rsid="0008c4f9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75b22" officeooo:paragraph-rsid="0008c4f9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04f80" officeooo:paragraph-rsid="0008c4f9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0a2618" officeooo:paragraph-rsid="0009a0a6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aec35" officeooo:paragraph-rsid="000aec3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6ef76" officeooo:paragraph-rsid="0016ef7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8c4f9" officeooo:paragraph-rsid="0008c4f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75b22" officeooo:paragraph-rsid="00075b2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75b22" officeooo:paragraph-rsid="0016ef76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9a0a6" officeooo:paragraph-rsid="0009a0a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1pt" officeooo:rsid="0019580f" officeooo:paragraph-rsid="0018224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9580f" officeooo:paragraph-rsid="0019580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af128" officeooo:paragraph-rsid="001af128" style:font-size-asian="11pt" style:font-size-complex="11pt"/>
    </style:style>
    <style:style style:name="T1" style:family="text">
      <style:text-properties officeooo:rsid="0009a0a6"/>
    </style:style>
    <style:style style:name="T2" style:family="text">
      <style:text-properties officeooo:rsid="0009e739"/>
    </style:style>
    <style:style style:name="T3" style:family="text">
      <style:text-properties officeooo:rsid="000a2618"/>
    </style:style>
    <style:style style:name="T4" style:family="text">
      <style:text-properties officeooo:rsid="0018224b"/>
    </style:style>
    <style:style style:name="T5" style:family="text">
      <style:text-properties officeooo:rsid="001958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rwan Palanque</text:p>
      <text:p text:style-name="P11">0837003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>Projet Synthèse</text:p>
      <text:p text:style-name="P3"><text:span text:style-name="T1">420-B65-</text:span><text:span text:style-name="T2">IN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Présenté à</text:p>
      <text:p text:style-name="P2"><text:span text:style-name="T1">M.</text:span><text:span text:style-name="T3"> Jean-Christophe Demer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endredi 8 mars 2013</text:p>
      <text:p text:style-name="P9">Cégep du Vieux-Montréal</text:p>
      <text:p text:style-name="P12"><text:soft-page-break/></text:p>
      <text:p text:style-name="P10">Contenue du document </text:p>
      <text:p text:style-name="P13"/>
      <text:p text:style-name="P4"><text:span text:style-name="T4"><text:tab/>Présentation général du projet................................................................................................................</text:span><text:span text:style-name="T5">1</text:span></text:p>
      <text:p text:style-name="P15"/>
      <text:p text:style-name="P16"><text:tab/>Diagramme UML...................................................................................................................................2</text:p>
      <text:p text:style-name="P16"/>
      <text:p text:style-name="P17"><text:tab/>Conception des interfaces usagers..........................................................................................................3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5:29</meta:creation-date>
    <dc:date>2013-03-17T17:20:25</dc:date>
    <meta:editing-duration>PT18M39S</meta:editing-duration>
    <meta:editing-cycles>28</meta:editing-cycles>
    <meta:generator>LibreOffice/3.6$Linux_X86_64 LibreOffice_project/360m1$Build-2</meta:generator>
    <dc:creator>Pouet </dc:creator>
    <meta:document-statistic meta:table-count="0" meta:image-count="0" meta:object-count="0" meta:page-count="2" meta:paragraph-count="12" meta:word-count="31" meta:character-count="576" meta:non-whitespace-character-count="553"/>
  </office:meta>
</office:document-meta>
</file>